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3">
            <text:p>SRR-4713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095.0">
            <text:p>80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4">
            <text:p>SRR-4714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415.0">
            <text:p>74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4">
            <text:p>-1.2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5">
            <text:p>SRR-4715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440.0">
            <text:p>74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769">
            <text:p>SRR-1769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4000.0">
            <text:p>400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2">
            <text:p>SRR-4712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770.0">
            <text:p>7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4">
            <text:p>-5.0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6">
            <text:p>SRR-4716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505.0">
            <text:p>75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7">
            <text:p>SRR-4717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7145.0">
            <text:p>71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1.03">
            <text:p>1.03</text:p>
          </table:table-cell>
          <table:table-cell office:value-type="float" office:value="1.03">
            <text:p>1.03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5099">
            <text:p>SRR-5099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535.0">
            <text:p>85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9">
            <text:p>SRR-4709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815.0">
            <text:p>78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8">
            <text:p>SRR-4708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7">
            <text:p>-5.0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8">
            <text:p>SRR-4718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7400.0">
            <text:p>74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1.05">
            <text:p>1.05</text:p>
          </table:table-cell>
          <table:table-cell office:value-type="float" office:value="1.05">
            <text:p>1.05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6">
            <text:p>SRR-4706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290.0">
            <text:p>82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7">
            <text:p>-9.4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565">
            <text:p>SRR-1565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6850.0">
            <text:p>68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5">
            <text:p>0.1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SmithEtal1983,ShennanEtal2018">
            <text:p>SmithEtal1985,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1">
            <text:p>SRR-4711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780.0">
            <text:p>77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9">
            <text:p>SRR-4719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5930.0">
            <text:p>59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0">
            <text:p>SRR-4710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140.0">
            <text:p>81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192">
            <text:p>SRR-1192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3816.0">
            <text:p>3816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193">
            <text:p>SRR-1193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6189.0">
            <text:p>6189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7">
            <text:p>SRR-4707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10190.0">
            <text:p>101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66">
            <text:p>-9.66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mithEtal1999,ShennanEtal2018">
            <text:p>SmithEtal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